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/ tests.doc</text:p>
      <text:p text:style-name="Preformatted_20_Text">Overview of J8CM AL test files.</text:p>
      <text:p text:style-name="Preformatted_20_Text"/>
      <text:p text:style-name="Preformatted_20_Text">* demo.src *</text:p>
      <text:p text:style-name="Preformatted_20_Text">* test LSR and LSL instructions *</text:p>
      <text:p text:style-name="Preformatted_20_Text">* shift storage locations via accumulator *</text:p>
      <text:p text:style-name="Preformatted_20_Text"/>
      <text:p text:style-name="Preformatted_20_Text">* addition.src *</text:p>
      <text:p text:style-name="Preformatted_20_Text">* inputs two numbers from I/O in *</text:p>
      <text:p text:style-name="Preformatted_20_Text">* adds numbers then outputs *</text:p>
      <text:p text:style-name="Preformatted_20_Text"/>
      <text:p text:style-name="Preformatted_20_Text">* multiply.src *</text:p>
      <text:p text:style-name="Preformatted_20_Text">* inputs two numbers, multiplies them</text:p>
      <text:p text:style-name="Preformatted_20_Text"><text:s text:c="2"/>then outputs product <text:s text:c="15"/>*</text:p>
      <text:p text:style-name="Preformatted_20_Text"/>
      <text:p text:style-name="Preformatted_20_Text">* gsbtst1.src *</text:p>
      <text:p text:style-name="Preformatted_20_Text">* test LSR and LSL instructions *</text:p>
      <text:p text:style-name="Preformatted_20_Text"/>
      <text:p text:style-name="Preformatted_20_Text">* gsbtst2.src *</text:p>
      <text:p text:style-name="Preformatted_20_Text">* test LSR and LSL instructions *</text:p>
      <text:p text:style-name="Preformatted_20_Text"/>
      <text:p text:style-name="Preformatted_20_Text">* io_test1.obj *</text:p>
      <text:p text:style-name="Preformatted_20_Text">* test functionality of I/O in and I/O out *</text:p>
      <text:p text:style-name="Preformatted_20_Text">* reads a byte from I/O in then outputs it to I/O out *</text:p>
      <text:p text:style-name="Preformatted_20_Text"/>
      <text:p text:style-name="Preformatted_20_Text"><text:soft-page-break/>* io_test2.obj *</text:p>
      <text:p text:style-name="Preformatted_20_Text">* test functionality of I/O out *</text:p>
      <text:p text:style-name="Preformatted_20_Text">* writes bit pattern to I/O out *</text:p>
      <text:p text:style-name="Preformatted_20_Text"/>
      <text:p text:style-name="Preformatted_20_Text">* io_test3.obj *</text:p>
      <text:p text:style-name="Preformatted_20_Text">* test functionality of I/O out *</text:p>
      <text:p text:style-name="Preformatted_20_Text">* writes -128 to 0, to I/O out *</text:p>
      <text:p text:style-name="Preformatted_20_Text"/>
      <text:p text:style-name="Preformatted_20_Text">* jng_tst1 *</text:p>
      <text:p text:style-name="Preformatted_20_Text">* test the JNG instruction *</text:p>
      <text:p text:style-name="Preformatted_20_Text"/>
      <text:p text:style-name="Preformatted_20_Text">* shifttst.src *</text:p>
      <text:p text:style-name="Preformatted_20_Text">* test LSR and LSL instructions *</text:p>
      <text:p text:style-name="Preformatted_20_Text"/>
      <text:p text:style-name="Preformatted_20_Text">* stacktst.src *</text:p>
      <text:p text:style-name="Preformatted_20_Text">* test stack operations *</text:p>
      <text:p text:style-name="Preformatted_20_Text"/>
      <text:p text:style-name="Preformatted_20_Text">* program saved as test6.src *</text:p>
      <text:p text:style-name="Preformatted_20_Text">* tests INC, DEC, GSB and RTN *</text:p>
      <text:p text:style-name="Preformatted_20_Text"/>
      <text:p text:style-name="Preformatted_20_Text">* test7.src *</text:p>
      <text:p text:style-name="Preformatted_20_Text">* tests INC, DEC, GSB and RTN *</text:p>
      <text:p text:style-name="Preformatted_20_Text"/>
      <text:p text:style-name="Preformatted_20_Text">* test8.src *</text:p>
      <text:p text:style-name="Preformatted_20_Text">* test stack operations *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6" meta:word-count="199" meta:character-count="949"/>
    <meta:generator>OpenOffice/4.1.3$Win32 OpenOffice.org_project/413m1$Build-9783</meta:generator>
  </office:meta>
</office:document-meta>
</file>